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Koste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8</text:p>
          </table:table-cell>
          <table:table-cell table:number-columns-repeated="4"/>
          <table:table-cell office:value-type="string">
            <text:p>Summe</text:p>
          </table:table-cell>
          <table:table-cell table:formula="of:=SUM([.E1:.E97])" office:value-type="currency" office:currency="EUR" office:value="224.4141">
            <text:p>224,41 €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Jump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icroSD Slot 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6 MhzQ bedrahtet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USB A Buchs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00mA als 1218 ?!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6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7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8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4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3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5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2.768KHZ <text:s/>12,5p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Stiftleiste 1x2-Pins 2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D == 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S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M6T3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.1A Polyflux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LED unterschiedliche Farben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V z-diode 08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C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2.2µF 10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0µF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470 µF Elko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00n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2pF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L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LM21PG221SN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µH 1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R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6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0R 080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0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00K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2k 0805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10K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1k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Internet Krams ==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office:value-type="string">
            <text:p>http://de.farnell.com/varta/6216101501/lithium-knopfzellen-3v-0-7g-cr1216/dp/863877</text:p>
          </table:table-cell>
          <table:table-cell table:style-name="ce2" table:formula="of:=1.19*1.85" office:value-type="currency" office:currency="EUR" office:value="2.2015">
            <text:p>2,20 €</text:p>
          </table:table-cell>
          <table:table-cell table:formula="of:=[.A51]*[.D51]" office:value-type="currency" office:currency="EUR" office:value="2.2015">
            <text:p>2,2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at Clip</text:p>
          </table:table-cell>
          <table:table-cell office:value-type="string">
            <text:p>http://de.farnell.com/keystone/3001/batteriehalterung-knopfzellen-12mm/dp/908642</text:p>
          </table:table-cell>
          <table:table-cell table:style-name="ce2" table:formula="of:=1.19*2.34" office:value-type="currency" office:currency="EUR" office:value="2.7846">
            <text:p>2,78 €</text:p>
          </table:table-cell>
          <table:table-cell table:formula="of:=[.A52]*[.D52]" office:value-type="currency" office:currency="EUR" office:value="2.7846">
            <text:p>2,78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-Pol Taster</text:p>
          </table:table-cell>
          <table:table-cell office:value-type="string">
            <text:p>http://de.farnell.com/te-connectivity-alcoswitch/fsm2jsma/taster-mikro-fsm2jsma-h-4-3mm-smd/dp/3801287</text:p>
          </table:table-cell>
          <table:table-cell table:style-name="ce2" table:formula="of:=1.19*0.21" office:value-type="currency" office:currency="EUR" office:value="0.2499">
            <text:p>0,25 €</text:p>
          </table:table-cell>
          <table:table-cell table:formula="of:=[.A53]*[.D53]" office:value-type="currency" office:currency="EUR" office:value="0.2499">
            <text:p>0,25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IC4093</text:p>
          </table:table-cell>
          <table:table-cell office:value-type="string">
            <text:p>http://de.farnell.com/on-semiconductor/mc14093bdg/4000-cmos-smd-4093-soic14-15v/dp/9666508</text:p>
          </table:table-cell>
          <table:table-cell table:style-name="ce2" table:formula="of:=1.19*0.37" office:value-type="currency" office:currency="EUR" office:value="0.4403">
            <text:p>0,44 €</text:p>
          </table:table-cell>
          <table:table-cell table:formula="of:=[.A54]*[.D54]" office:value-type="currency" office:currency="EUR" office:value="0.4403">
            <text:p>0,44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DS1307ZN+ RTC</text:p>
          </table:table-cell>
          <table:table-cell office:value-type="string">
            <text:p>http://de.farnell.com/maxim-integrated-products/ds1307zn/rtc-serial-64x8-smd-1307-soic8/dp/9725253</text:p>
          </table:table-cell>
          <table:table-cell table:style-name="ce2" table:formula="of:=1.19*4.51" office:value-type="currency" office:currency="EUR" office:value="5.3669">
            <text:p>5,37 €</text:p>
          </table:table-cell>
          <table:table-cell table:formula="of:=[.A55]*[.D55]" office:value-type="currency" office:currency="EUR" office:value="5.3669">
            <text:p>5,37 €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RS485 Wandler</text:p>
          </table:table-cell>
          <table:table-cell office:value-type="string">
            <text:p>http://de.farnell.com/texas-instruments/sn75176bd/bus-transceiver-smd-75176-soic8/dp/1103176</text:p>
          </table:table-cell>
          <table:table-cell table:style-name="ce2" table:formula="of:=1.19*0.61" office:value-type="currency" office:currency="EUR" office:value="0.7259">
            <text:p>0,73 €</text:p>
          </table:table-cell>
          <table:table-cell table:formula="of:=[.A56]*[.D56]" office:value-type="currency" office:currency="EUR" office:value="3.6295">
            <text:p>3,63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LIS33DE</text:p>
          </table:table-cell>
          <table:table-cell office:value-type="string">
            <text:p>http://de.farnell.com/stmicroelectronics/lis33de/accelerometer-mems-3axis-16llga/dp/1838528?Ntt=LIS33DE</text:p>
          </table:table-cell>
          <table:table-cell table:style-name="ce2" table:formula="of:=2.6*1.2" office:value-type="currency" office:currency="EUR" office:value="3.12">
            <text:p>3,12 €</text:p>
          </table:table-cell>
          <table:table-cell table:formula="of:=[.A57]*[.D57]" office:value-type="currency" office:currency="EUR" office:value="3.12">
            <text:p>3,12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358D</text:p>
          </table:table-cell>
          <table:table-cell office:value-type="string">
            <text:p>http://de.farnell.com/texas-instruments/lm358d/op-amp-dual-low-power-soic8-358/dp/1648685</text:p>
          </table:table-cell>
          <table:table-cell table:style-name="ce2" table:formula="of:=1.19*0.28" office:value-type="currency" office:currency="EUR" office:value="0.3332">
            <text:p>0,33 €</text:p>
          </table:table-cell>
          <table:table-cell table:formula="of:=[.A58]*[.D58]" office:value-type="currency" office:currency="EUR" office:value="0.3332">
            <text:p>0,33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NDT2955 SOT-223</text:p>
          </table:table-cell>
          <table:table-cell office:value-type="string">
            <text:p>http://de.farnell.com/fairchild-semiconductor/ndt2955/mosfet-p-sot-223/dp/9846271RL</text:p>
          </table:table-cell>
          <table:table-cell table:style-name="ce2" table:formula="of:=0.73*1.2" office:value-type="currency" office:currency="EUR" office:value="0.876">
            <text:p>0,88 €</text:p>
          </table:table-cell>
          <table:table-cell table:formula="of:=[.A59]*[.D59]" office:value-type="currency" office:currency="EUR" office:value="0.876">
            <text:p>0,88 €</text:p>
          </table:table-cell>
          <table:table-cell/>
          <table:table-cell office:value-type="string">
            <text:p>http://www.conrad.de/ce/de/product/150848/TRANSISTOR-BSP-250-GEG-NXP/SHOP_AREA_17339&amp;promotionareaSearchDetail=00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R785.0</text:p>
          </table:table-cell>
          <table:table-cell office:value-type="string">
            <text:p>http://de.farnell.com/tracopower/tsr-1-2450/wandler-dc-dc-24v-5v-1a-sip/dp/1696320?Ntt=1696320</text:p>
          </table:table-cell>
          <table:table-cell table:style-name="ce2" table:formula="of:=1.2*7.9" office:value-type="currency" office:currency="EUR" office:value="9.48">
            <text:p>9,48 €</text:p>
          </table:table-cell>
          <table:table-cell table:formula="of:=[.A60]*[.D60]" office:value-type="currency" office:currency="EUR" office:value="9.48">
            <text:p>9,48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1117E33G</text:p>
          </table:table-cell>
          <table:table-cell office:value-type="string">
            <text:p>http://de.farnell.com/diodes-inc/ap1117e33g-13/ldo-regler-3-3v-sot223/dp/1825291</text:p>
          </table:table-cell>
          <table:table-cell table:style-name="ce2" table:formula="of:=1.2*0.37" office:value-type="currency" office:currency="EUR" office:value="0.444">
            <text:p>0,44 €</text:p>
          </table:table-cell>
          <table:table-cell table:formula="of:=[.A61]*[.D61]" office:value-type="currency" office:currency="EUR" office:value="0.444">
            <text:p>0,44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TM-222</text:p>
          </table:table-cell>
          <table:table-cell office:value-type="string">
            <text:p>ebay</text:p>
          </table:table-cell>
          <table:table-cell table:style-name="ce2" office:value-type="currency" office:currency="EUR" office:value="15">
            <text:p>15,00 €</text:p>
          </table:table-cell>
          <table:table-cell table:formula="of:=[.A62]*[.D62]" office:value-type="currency" office:currency="EUR" office:value="15">
            <text:p>15,00 €</text:p>
          </table:table-cell>
          <table:table-cell/>
          <table:table-cell table:style-name="ce3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 2560</text:p>
          </table:table-cell>
          <table:table-cell office:value-type="string">
            <text:p>http://de.farnell.com/atmel/atmega2560-16au/8bit-mcu-256k-flash-5v-smd-2560/dp/1288330</text:p>
          </table:table-cell>
          <table:table-cell table:style-name="ce2" table:formula="of:=17.99*1.2" office:value-type="currency" office:currency="EUR" office:value="21.588">
            <text:p>21,59 €</text:p>
          </table:table-cell>
          <table:table-cell table:formula="of:=[.A63]*[.D63]" office:value-type="currency" office:currency="EUR" office:value="21.588">
            <text:p>21,59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FT232RL SOP-28</text:p>
          </table:table-cell>
          <table:table-cell office:value-type="string">
            <text:p>http://de.farnell.com/ftdi/ft232rl/usb-uart-smd-ssop28-232/dp/1146032</text:p>
          </table:table-cell>
          <table:table-cell table:style-name="ce2" table:formula="of:=5.19*1.2" office:value-type="currency" office:currency="EUR" office:value="6.228">
            <text:p>6,23 €</text:p>
          </table:table-cell>
          <table:table-cell table:formula="of:=[.A64]*[.D64]" office:value-type="currency" office:currency="EUR" office:value="6.228">
            <text:p>6,23 €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N Buchsen gewinkel geschirmt</text:p>
          </table:table-cell>
          <table:table-cell office:value-type="string">
            <text:p>http://de.farnell.com/te-connectivity-amp/106066-2/jack-right-angle-shielded-8-8/dp/1284345</text:p>
          </table:table-cell>
          <table:table-cell table:style-name="ce2" table:formula="of:=1.19*1.81" office:value-type="currency" office:currency="EUR" office:value="2.1539">
            <text:p>2,15 €</text:p>
          </table:table-cell>
          <table:table-cell table:formula="of:=[.A65]*[.D65]" office:value-type="currency" office:currency="EUR" office:value="4.3078">
            <text:p>4,31 €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atine</text:p>
          </table:table-cell>
          <table:table-cell/>
          <table:table-cell table:style-name="ce2" office:value-type="currency" office:currency="EUR" office:value="20">
            <text:p>20,00 €</text:p>
          </table:table-cell>
          <table:table-cell table:formula="of:=[.A67]*[.D67]" office:value-type="currency" office:currency="EUR" office:value="20">
            <text:p>20,0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 office:value-type="string">
            <text:p>http://de.farnell.com/densitron/dd-12864yo-5a/display-oled-128x64-yellow/dp/1498863?Ntt=1498863</text:p>
          </table:table-cell>
          <table:table-cell table:style-name="ce2" table:formula="of:=1.19*57.1" office:value-type="currency" office:currency="EUR" office:value="67.949">
            <text:p>67,95 €</text:p>
          </table:table-cell>
          <table:table-cell table:formula="of:=[.A68]*[.D68]" office:value-type="currency" office:currency="EUR" office:value="67.949">
            <text:p>67,95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Öl Temp</text:p>
          </table:table-cell>
          <table:table-cell office:value-type="string">
            <text:p>http://www.louis.de/_1069a2bc2b17155f9fc94b7537cca745cd/index.php?topic=artnr_gr&amp;artnr_gr=10034662</text:p>
          </table:table-cell>
          <table:table-cell table:style-name="ce2" office:value-type="currency" office:currency="EUR" office:value="14.95">
            <text:p>14,95 €</text:p>
          </table:table-cell>
          <table:table-cell table:formula="of:=[.A69]*[.D69]" office:value-type="currency" office:currency="EUR" office:value="14.95">
            <text:p>14,95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ft Temp</text:p>
          </table:table-cell>
          <table:table-cell office:value-type="string">
            <text:p>http://www.sparkfun.com/products/9418</text:p>
          </table:table-cell>
          <table:table-cell table:style-name="ce2" office:value-type="currency" office:currency="EUR" office:value="5">
            <text:p>5,00 €</text:p>
          </table:table-cell>
          <table:table-cell table:formula="of:=[.A70]*[.D70]" office:value-type="currency" office:currency="EUR" office:value="5">
            <text:p>5,00 €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 office:value-type="string">
            <text:p>http://www.watterott.com/de/EM406-SiRF-III-GPS</text:p>
          </table:table-cell>
          <table:table-cell table:style-name="ce2" office:value-type="currency" office:currency="EUR" office:value="38.49">
            <text:p>38,49 €</text:p>
          </table:table-cell>
          <table:table-cell table:formula="of:=[.A71]*[.D71]" office:value-type="currency" office:currency="EUR" office:value="38.49">
            <text:p>38,49 €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n buchsen gerade ungeschirmt</text:p>
          </table:table-cell>
          <table:table-cell office:value-type="string">
            <text:p>http://de.farnell.com/te-connectivity-amp/5520259-4/modular-jack-8-8-top-entry-with/dp/1214653</text:p>
          </table:table-cell>
          <table:table-cell table:style-name="ce2" table:formula="of:=1.19*0.83" office:value-type="currency" office:currency="EUR" office:value="0.9877">
            <text:p>0,99 €</text:p>
          </table:table-cell>
          <table:table-cell table:formula="of:=[.A72]*[.D72]" office:value-type="currency" office:currency="EUR" office:value="1.9754">
            <text:p>1,98 €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.05.2011</text:date>, <text:time>22:3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05-16T22:34:09</dc:date>
    <meta:editing-duration>PT4H8M56S</meta:editing-duration>
    <meta:editing-cycles>20</meta:editing-cycles>
    <meta:generator>LibreOffice/3.3$Unix LibreOffice_project/330m19$Build-202</meta:generator>
    <dc:creator>Kolja Windeler</dc:creator>
    <meta:document-statistic meta:table-count="3" meta:cell-count="197" meta:object-count="0"/>
  </office:meta>
</office:document-meta>
</file>